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8" style:family="paragraph" style:parent-style-name="Text_20_body">
      <style:text-properties fo:font-size="5pt" style:font-size-asian="5pt" style:font-size-complex="5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6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en" fo:country="US" style:font-size-asian="12pt"/>
    </style:style>
    <style:style style:name="T29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<text:span text:style-name="T6">ПОВЕРКИ</text:span></text:p>
      <text:p text:style-name="P5"/>
      <text:p text:style-name="P4"><text:span text:style-name="T27">дозиметра рентгеновского и гамма-излучения МКС- </text:span><text:span text:style-name="T28">AT6130</text:span><text:span text:style-name="T27">Д</text:span></text:p>
      <text:p text:style-name="P5"/>
      <text:p text:style-name="P25"><text:span text:style-name="T8">№ _</text:span><text:span text:style-name="T29">$</text:span><text:span text:style-name="T30">allSerial</text:span><text:span text:style-name="T4"><text:tab/><text:tab/></text:span></text:p>
      <text:p text:style-name="P24"><text:span text:style-name="T19">принадлежащего<text:tab/></text:span><text:span text:style-name="T20"><text:tab/></text:span></text:p>
      <text:p text:style-name="P14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32">МРБ МП. 1196-2013</text:span></text:p>
      <text:p text:style-name="P20"><text:span text:style-name="T6">1. </text:span>Эталонные средства измерений:</text:p>
      <text:p text:style-name="P13">- <text:span text:style-name="T1">$facility_110</text:span>;</text:p>
      <text:p text:style-name="P13">- $facility_130;</text:p>
      <text:p text:style-name="P21">2. Поверка блоков детектирования</text:p>
      <text:p text:style-name="P27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1">3. <text:span text:style-name="T31">Определение метрологических характеристик:</text:span></text:p>
      <text:p text:style-name="P27"><text:span text:style-name="T5">а)<text:tab/></text:span><text:span text:style-name="T12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2">а</text:span><text:span text:style-name="T5">-радиометр</text:span><text:span text:style-name="T12">а</text:span><text:span text:style-name="T5"> МКС-AT6130</text:span><text:span text:style-name="T12">Д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6">Д</text:span>озиметр-радиометр МКС-AT6130Д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1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2">Фон, нЗв/ч</text:p>
          </table:table-cell>
          <table:table-cell table:style-name="t1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18">H</text:span><text:span text:style-name="T13">1</text:span></text:p>
          </table:table-cell>
          <table:table-cell table:style-name="t1.D3" office:value-type="string">
            <text:p text:style-name="P22"><text:span text:style-name="T3">H</text:span><text:span text:style-name="T13">2</text:span></text:p>
          </table:table-cell>
          <table:table-cell table:style-name="t1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>
          <table:table-cell table:style-name="t1.A10" office:value-type="string">
            <text:p text:style-name="P8">70 мЗв/ч</text:p>
          </table:table-cell>
          <table:table-cell table:style-name="t1.B10" office:value-type="string">
            <text:p text:style-name="P9">$1-35</text:p>
          </table:table-cell>
          <table:table-cell table:style-name="t1.B10" office:value-type="string">
            <text:p text:style-name="P9">$1-45</text:p>
          </table:table-cell>
          <table:table-cell table:style-name="t1.B10" office:value-type="string">
            <text:p text:style-name="P9">$1-55</text:p>
          </table:table-cell>
          <table:table-cell table:style-name="t1.B10" office:value-type="string">
            <text:p text:style-name="P9">$1-65</text:p>
          </table:table-cell>
          <table:table-cell table:style-name="t1.B10" office:value-type="string">
            <text:p text:style-name="P9">$1-75</text:p>
          </table:table-cell>
          <table:table-cell table:style-name="t1.B10" office:value-type="string">
            <text:p text:style-name="P9">$1-85</text:p>
          </table:table-cell>
          <table:table-cell table:style-name="t1.B10" office:value-type="string">
            <text:p text:style-name="P9">$1-05</text:p>
          </table:table-cell>
          <table:table-cell table:style-name="t1.B10" office:value-type="string">
            <text:p text:style-name="P9">$1-15</text:p>
          </table:table-cell>
          <table:table-cell table:style-name="t1.B10" office:value-type="string">
            <text:p text:style-name="P9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6">Д</text:span>озиметр-радиометр МКС-AT6130Д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2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2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2">Фон, нЗв/ч</text:p>
          </table:table-cell>
          <table:table-cell table:style-name="t2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3"><text:span text:style-name="T18">H</text:span><text:span text:style-name="T13">1</text:span></text:p>
          </table:table-cell>
          <table:table-cell table:style-name="t2.D3" office:value-type="string">
            <text:p text:style-name="P22"><text:span text:style-name="T3">H</text:span><text:span text:style-name="T13">2</text:span></text:p>
          </table:table-cell>
          <table:table-cell table:style-name="t2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>
          <table:table-cell table:style-name="t2.A10" office:value-type="string">
            <text:p text:style-name="P8">70 мЗв/ч</text:p>
          </table:table-cell>
          <table:table-cell table:style-name="t2.B10" office:value-type="string">
            <text:p text:style-name="P9">$2-35</text:p>
          </table:table-cell>
          <table:table-cell table:style-name="t2.B10" office:value-type="string">
            <text:p text:style-name="P9">$2-45</text:p>
          </table:table-cell>
          <table:table-cell table:style-name="t2.B10" office:value-type="string">
            <text:p text:style-name="P9">$2-55</text:p>
          </table:table-cell>
          <table:table-cell table:style-name="t2.B10" office:value-type="string">
            <text:p text:style-name="P9">$2-65</text:p>
          </table:table-cell>
          <table:table-cell table:style-name="t2.B10" office:value-type="string">
            <text:p text:style-name="P9">$2-75</text:p>
          </table:table-cell>
          <table:table-cell table:style-name="t2.B10" office:value-type="string">
            <text:p text:style-name="P9">$2-85</text:p>
          </table:table-cell>
          <table:table-cell table:style-name="t2.B10" office:value-type="string">
            <text:p text:style-name="P9">$2-05</text:p>
          </table:table-cell>
          <table:table-cell table:style-name="t2.B10" office:value-type="string">
            <text:p text:style-name="P9">$2-15</text:p>
          </table:table-cell>
          <table:table-cell table:style-name="t2.B10" office:value-type="string">
            <text:p text:style-name="P9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6">Д</text:span>озиметр-радиометр МКС-AT6130Д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3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3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2">Фон, нЗв/ч</text:p>
          </table:table-cell>
          <table:table-cell table:style-name="t3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3"><text:span text:style-name="T18">H</text:span><text:span text:style-name="T13">1</text:span></text:p>
          </table:table-cell>
          <table:table-cell table:style-name="t3.D3" office:value-type="string">
            <text:p text:style-name="P22"><text:span text:style-name="T3">H</text:span><text:span text:style-name="T13">2</text:span></text:p>
          </table:table-cell>
          <table:table-cell table:style-name="t3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>
          <table:table-cell table:style-name="t3.A10" office:value-type="string">
            <text:p text:style-name="P8">70 мЗв/ч</text:p>
          </table:table-cell>
          <table:table-cell table:style-name="t3.B10" office:value-type="string">
            <text:p text:style-name="P9">$3-35</text:p>
          </table:table-cell>
          <table:table-cell table:style-name="t3.B10" office:value-type="string">
            <text:p text:style-name="P9">$3-45</text:p>
          </table:table-cell>
          <table:table-cell table:style-name="t3.B10" office:value-type="string">
            <text:p text:style-name="P9">$3-55</text:p>
          </table:table-cell>
          <table:table-cell table:style-name="t3.B10" office:value-type="string">
            <text:p text:style-name="P9">$3-65</text:p>
          </table:table-cell>
          <table:table-cell table:style-name="t3.B10" office:value-type="string">
            <text:p text:style-name="P9">$3-75</text:p>
          </table:table-cell>
          <table:table-cell table:style-name="t3.B10" office:value-type="string">
            <text:p text:style-name="P9">$3-85</text:p>
          </table:table-cell>
          <table:table-cell table:style-name="t3.B10" office:value-type="string">
            <text:p text:style-name="P9">$3-05</text:p>
          </table:table-cell>
          <table:table-cell table:style-name="t3.B10" office:value-type="string">
            <text:p text:style-name="P9">$3-15</text:p>
          </table:table-cell>
          <table:table-cell table:style-name="t3.B10" office:value-type="string">
            <text:p text:style-name="P9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6">Д</text:span>озиметр-радиометр МКС-AT6130Д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4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4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2">Фон, нЗв/ч</text:p>
          </table:table-cell>
          <table:table-cell table:style-name="t4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3"><text:span text:style-name="T18">H</text:span><text:span text:style-name="T13">1</text:span></text:p>
          </table:table-cell>
          <table:table-cell table:style-name="t4.D3" office:value-type="string">
            <text:p text:style-name="P22"><text:span text:style-name="T3">H</text:span><text:span text:style-name="T13">2</text:span></text:p>
          </table:table-cell>
          <table:table-cell table:style-name="t4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>
          <table:table-cell table:style-name="t4.A10" office:value-type="string">
            <text:p text:style-name="P8">70 мЗв/ч</text:p>
          </table:table-cell>
          <table:table-cell table:style-name="t4.B10" office:value-type="string">
            <text:p text:style-name="P9">$4-35</text:p>
          </table:table-cell>
          <table:table-cell table:style-name="t4.B10" office:value-type="string">
            <text:p text:style-name="P9">$4-45</text:p>
          </table:table-cell>
          <table:table-cell table:style-name="t4.B10" office:value-type="string">
            <text:p text:style-name="P9">$4-55</text:p>
          </table:table-cell>
          <table:table-cell table:style-name="t4.B10" office:value-type="string">
            <text:p text:style-name="P9">$4-65</text:p>
          </table:table-cell>
          <table:table-cell table:style-name="t4.B10" office:value-type="string">
            <text:p text:style-name="P9">$4-75</text:p>
          </table:table-cell>
          <table:table-cell table:style-name="t4.B10" office:value-type="string">
            <text:p text:style-name="P9">$4-85</text:p>
          </table:table-cell>
          <table:table-cell table:style-name="t4.B10" office:value-type="string">
            <text:p text:style-name="P9">$4-05</text:p>
          </table:table-cell>
          <table:table-cell table:style-name="t4.B10" office:value-type="string">
            <text:p text:style-name="P9">$4-15</text:p>
          </table:table-cell>
          <table:table-cell table:style-name="t4.B10" office:value-type="string">
            <text:p text:style-name="P9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6">Д</text:span>озиметр-радиометр МКС-AT6130Д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5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5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2">Фон, нЗв/ч</text:p>
          </table:table-cell>
          <table:table-cell table:style-name="t5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3"><text:span text:style-name="T18">H</text:span><text:span text:style-name="T13">1</text:span></text:p>
          </table:table-cell>
          <table:table-cell table:style-name="t5.D3" office:value-type="string">
            <text:p text:style-name="P22"><text:span text:style-name="T3">H</text:span><text:span text:style-name="T13">2</text:span></text:p>
          </table:table-cell>
          <table:table-cell table:style-name="t5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>
          <table:table-cell table:style-name="t5.A10" office:value-type="string">
            <text:p text:style-name="P8">70 мЗв/ч</text:p>
          </table:table-cell>
          <table:table-cell table:style-name="t5.B10" office:value-type="string">
            <text:p text:style-name="P9">$5-35</text:p>
          </table:table-cell>
          <table:table-cell table:style-name="t5.B10" office:value-type="string">
            <text:p text:style-name="P9">$5-45</text:p>
          </table:table-cell>
          <table:table-cell table:style-name="t5.B10" office:value-type="string">
            <text:p text:style-name="P9">$5-55</text:p>
          </table:table-cell>
          <table:table-cell table:style-name="t5.B10" office:value-type="string">
            <text:p text:style-name="P9">$5-65</text:p>
          </table:table-cell>
          <table:table-cell table:style-name="t5.B10" office:value-type="string">
            <text:p text:style-name="P9">$5-75</text:p>
          </table:table-cell>
          <table:table-cell table:style-name="t5.B10" office:value-type="string">
            <text:p text:style-name="P9">$5-85</text:p>
          </table:table-cell>
          <table:table-cell table:style-name="t5.B10" office:value-type="string">
            <text:p text:style-name="P9">$5-05</text:p>
          </table:table-cell>
          <table:table-cell table:style-name="t5.B10" office:value-type="string">
            <text:p text:style-name="P9">$5-15</text:p>
          </table:table-cell>
          <table:table-cell table:style-name="t5.B10" office:value-type="string">
            <text:p text:style-name="P9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6">Д</text:span>озиметр-радиометр МКС-AT6130Д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6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6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2">Фон, нЗв/ч</text:p>
          </table:table-cell>
          <table:table-cell table:style-name="t6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3"><text:span text:style-name="T18">H</text:span><text:span text:style-name="T13">1</text:span></text:p>
          </table:table-cell>
          <table:table-cell table:style-name="t6.D3" office:value-type="string">
            <text:p text:style-name="P22"><text:span text:style-name="T3">H</text:span><text:span text:style-name="T13">2</text:span></text:p>
          </table:table-cell>
          <table:table-cell table:style-name="t6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>
          <table:table-cell table:style-name="t6.A10" office:value-type="string">
            <text:p text:style-name="P8">70 мЗв/ч</text:p>
          </table:table-cell>
          <table:table-cell table:style-name="t6.B10" office:value-type="string">
            <text:p text:style-name="P9">$6-35</text:p>
          </table:table-cell>
          <table:table-cell table:style-name="t6.B10" office:value-type="string">
            <text:p text:style-name="P9">$6-45</text:p>
          </table:table-cell>
          <table:table-cell table:style-name="t6.B10" office:value-type="string">
            <text:p text:style-name="P9">$6-55</text:p>
          </table:table-cell>
          <table:table-cell table:style-name="t6.B10" office:value-type="string">
            <text:p text:style-name="P9">$6-65</text:p>
          </table:table-cell>
          <table:table-cell table:style-name="t6.B10" office:value-type="string">
            <text:p text:style-name="P9">$6-75</text:p>
          </table:table-cell>
          <table:table-cell table:style-name="t6.B10" office:value-type="string">
            <text:p text:style-name="P9">$6-85</text:p>
          </table:table-cell>
          <table:table-cell table:style-name="t6.B10" office:value-type="string">
            <text:p text:style-name="P9">$6-05</text:p>
          </table:table-cell>
          <table:table-cell table:style-name="t6.B10" office:value-type="string">
            <text:p text:style-name="P9">$6-15</text:p>
          </table:table-cell>
          <table:table-cell table:style-name="t6.B10" office:value-type="string">
            <text:p text:style-name="P9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6">Д</text:span>озиметр-радиометр МКС-AT6130Д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7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7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2">Фон, нЗв/ч</text:p>
          </table:table-cell>
          <table:table-cell table:style-name="t7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3"><text:span text:style-name="T18">H</text:span><text:span text:style-name="T13">1</text:span></text:p>
          </table:table-cell>
          <table:table-cell table:style-name="t7.D3" office:value-type="string">
            <text:p text:style-name="P22"><text:span text:style-name="T3">H</text:span><text:span text:style-name="T13">2</text:span></text:p>
          </table:table-cell>
          <table:table-cell table:style-name="t7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>
          <table:table-cell table:style-name="t7.A10" office:value-type="string">
            <text:p text:style-name="P8">70 мЗв/ч</text:p>
          </table:table-cell>
          <table:table-cell table:style-name="t7.B10" office:value-type="string">
            <text:p text:style-name="P9">$7-35</text:p>
          </table:table-cell>
          <table:table-cell table:style-name="t7.B10" office:value-type="string">
            <text:p text:style-name="P9">$7-45</text:p>
          </table:table-cell>
          <table:table-cell table:style-name="t7.B10" office:value-type="string">
            <text:p text:style-name="P9">$7-55</text:p>
          </table:table-cell>
          <table:table-cell table:style-name="t7.B10" office:value-type="string">
            <text:p text:style-name="P9">$7-65</text:p>
          </table:table-cell>
          <table:table-cell table:style-name="t7.B10" office:value-type="string">
            <text:p text:style-name="P9">$7-75</text:p>
          </table:table-cell>
          <table:table-cell table:style-name="t7.B10" office:value-type="string">
            <text:p text:style-name="P9">$7-85</text:p>
          </table:table-cell>
          <table:table-cell table:style-name="t7.B10" office:value-type="string">
            <text:p text:style-name="P9">$7-05</text:p>
          </table:table-cell>
          <table:table-cell table:style-name="t7.B10" office:value-type="string">
            <text:p text:style-name="P9">$7-15</text:p>
          </table:table-cell>
          <table:table-cell table:style-name="t7.B10" office:value-type="string">
            <text:p text:style-name="P9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6">Д</text:span>озиметр-радиометр МКС-AT6130Д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8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8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2">Фон, нЗв/ч</text:p>
          </table:table-cell>
          <table:table-cell table:style-name="t8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3"><text:span text:style-name="T18">H</text:span><text:span text:style-name="T13">1</text:span></text:p>
          </table:table-cell>
          <table:table-cell table:style-name="t8.D3" office:value-type="string">
            <text:p text:style-name="P22"><text:span text:style-name="T3">H</text:span><text:span text:style-name="T13">2</text:span></text:p>
          </table:table-cell>
          <table:table-cell table:style-name="t8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>
          <table:table-cell table:style-name="t8.A10" office:value-type="string">
            <text:p text:style-name="P8">70 мЗв/ч</text:p>
          </table:table-cell>
          <table:table-cell table:style-name="t8.B10" office:value-type="string">
            <text:p text:style-name="P9">$8-35</text:p>
          </table:table-cell>
          <table:table-cell table:style-name="t8.B10" office:value-type="string">
            <text:p text:style-name="P9">$8-45</text:p>
          </table:table-cell>
          <table:table-cell table:style-name="t8.B10" office:value-type="string">
            <text:p text:style-name="P9">$8-55</text:p>
          </table:table-cell>
          <table:table-cell table:style-name="t8.B10" office:value-type="string">
            <text:p text:style-name="P9">$8-65</text:p>
          </table:table-cell>
          <table:table-cell table:style-name="t8.B10" office:value-type="string">
            <text:p text:style-name="P9">$8-75</text:p>
          </table:table-cell>
          <table:table-cell table:style-name="t8.B10" office:value-type="string">
            <text:p text:style-name="P9">$8-85</text:p>
          </table:table-cell>
          <table:table-cell table:style-name="t8.B10" office:value-type="string">
            <text:p text:style-name="P9">$8-05</text:p>
          </table:table-cell>
          <table:table-cell table:style-name="t8.B10" office:value-type="string">
            <text:p text:style-name="P9">$8-15</text:p>
          </table:table-cell>
          <table:table-cell table:style-name="t8.B10" office:value-type="string">
            <text:p text:style-name="P9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6">Д</text:span>озиметр-радиометр МКС-AT6130Д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9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9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2">Фон, нЗв/ч</text:p>
          </table:table-cell>
          <table:table-cell table:style-name="t9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3"><text:span text:style-name="T18">H</text:span><text:span text:style-name="T13">1</text:span></text:p>
          </table:table-cell>
          <table:table-cell table:style-name="t9.D3" office:value-type="string">
            <text:p text:style-name="P22"><text:span text:style-name="T3">H</text:span><text:span text:style-name="T13">2</text:span></text:p>
          </table:table-cell>
          <table:table-cell table:style-name="t9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>
          <table:table-cell table:style-name="t9.A10" office:value-type="string">
            <text:p text:style-name="P8">70 мЗв/ч</text:p>
          </table:table-cell>
          <table:table-cell table:style-name="t9.B10" office:value-type="string">
            <text:p text:style-name="P9">$9-35</text:p>
          </table:table-cell>
          <table:table-cell table:style-name="t9.B10" office:value-type="string">
            <text:p text:style-name="P9">$9-45</text:p>
          </table:table-cell>
          <table:table-cell table:style-name="t9.B10" office:value-type="string">
            <text:p text:style-name="P9">$9-55</text:p>
          </table:table-cell>
          <table:table-cell table:style-name="t9.B10" office:value-type="string">
            <text:p text:style-name="P9">$9-65</text:p>
          </table:table-cell>
          <table:table-cell table:style-name="t9.B10" office:value-type="string">
            <text:p text:style-name="P9">$9-75</text:p>
          </table:table-cell>
          <table:table-cell table:style-name="t9.B10" office:value-type="string">
            <text:p text:style-name="P9">$9-85</text:p>
          </table:table-cell>
          <table:table-cell table:style-name="t9.B10" office:value-type="string">
            <text:p text:style-name="P9">$9-05</text:p>
          </table:table-cell>
          <table:table-cell table:style-name="t9.B10" office:value-type="string">
            <text:p text:style-name="P9">$9-15</text:p>
          </table:table-cell>
          <table:table-cell table:style-name="t9.B10" office:value-type="string">
            <text:p text:style-name="P9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6">Д</text:span>озиметр-радиометр МКС-AT6130Д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2">Ḣ</text:span><text:span text:style-name="T14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7"><text:span text:style-name="T23">θ</text:span><text:span text:style-name="T15">пр</text:span><text:span text:style-name="T16">i</text:span><text:span text:style-name="T6">,</text:span> %</text:p>
          </table:table-cell>
          <table:table-cell table:style-name="t10.B2" table:number-rows-spanned="3" office:value-type="string">
            <text:p text:style-name="P16"><text:span text:style-name="T6">Довери-тель</text:span>ная граница погреш-ности измерения <text:span text:style-name="T24">Δ</text:span><text:span text:style-name="T17">i</text:span><text:span text:style-name="T1">,</text:span> %</text:p>
          </table:table-cell>
          <table:table-cell table:style-name="t10.K2" table:number-rows-spanned="3" office:value-type="string">
            <text:p text:style-name="P19"><text:span text:style-name="T21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2">Фон, нЗв/ч</text:p>
          </table:table-cell>
          <table:table-cell table:style-name="t10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3"><text:span text:style-name="T18">H</text:span><text:span text:style-name="T13">1</text:span></text:p>
          </table:table-cell>
          <table:table-cell table:style-name="t10.D3" office:value-type="string">
            <text:p text:style-name="P22"><text:span text:style-name="T3">H</text:span><text:span text:style-name="T13">2</text:span></text:p>
          </table:table-cell>
          <table:table-cell table:style-name="t10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6" office:value-type="string">
            <text:p text:style-name="P8">±<text:span text:style-name="T6">20</text:span></text:p>
          </table:table-cell>
        </table:table-row>
        <table:table-row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>
          <table:table-cell table:style-name="t10.A10" office:value-type="string">
            <text:p text:style-name="P8">70 мЗв/ч</text:p>
          </table:table-cell>
          <table:table-cell table:style-name="t10.B10" office:value-type="string">
            <text:p text:style-name="P9">$10-35</text:p>
          </table:table-cell>
          <table:table-cell table:style-name="t10.B10" office:value-type="string">
            <text:p text:style-name="P9">$10-45</text:p>
          </table:table-cell>
          <table:table-cell table:style-name="t10.B10" office:value-type="string">
            <text:p text:style-name="P9">$10-55</text:p>
          </table:table-cell>
          <table:table-cell table:style-name="t10.B10" office:value-type="string">
            <text:p text:style-name="P9">$10-65</text:p>
          </table:table-cell>
          <table:table-cell table:style-name="t10.B10" office:value-type="string">
            <text:p text:style-name="P9">$10-75</text:p>
          </table:table-cell>
          <table:table-cell table:style-name="t10.B10" office:value-type="string">
            <text:p text:style-name="P9">$10-85</text:p>
          </table:table-cell>
          <table:table-cell table:style-name="t10.B10" office:value-type="string">
            <text:p text:style-name="P9">$10-05</text:p>
          </table:table-cell>
          <table:table-cell table:style-name="t10.B10" office:value-type="string">
            <text:p text:style-name="P9">$10-15</text:p>
          </table:table-cell>
          <table:table-cell table:style-name="t10.B10" office:value-type="string">
            <text:p text:style-name="P9">$10-25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5" office:value-type="string">
            <text:p text:style-name="P7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4T14:02:45.90</dc:date>
    <meta:editing-duration>P3DT5H49M34S</meta:editing-duration>
    <meta:editing-cycles>328</meta:editing-cycles>
    <meta:generator>OpenOffice/4.1.6$Win32 OpenOffice.org_project/416m1$Build-9790</meta:generator>
    <meta:document-statistic meta:table-count="11" meta:image-count="0" meta:object-count="0" meta:page-count="5" meta:paragraph-count="804" meta:word-count="1322" meta:character-count="8431"/>
  </office:meta>
</office:document-meta>
</file>